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972B435B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83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83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11.54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12cm" fo:min-width="2.453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</style:style>
    <style:style style:name="T1" style:family="text"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2pt"/>
    </style:style>
    <style:style style:name="T3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text-position="super 58%"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Mono"/>
    </style:style>
    <style:style style:name="T6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3cm" svg:height="0.952cm" svg:x="3.994cm" svg:y="6.14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5.128cm" svg:y="6.141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2cm" svg:x="6.08cm" svg:y="6.141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7.984cm" svg:y="6.14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2cm" svg:x="8.937cm" svg:y="6.141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3cm" svg:height="0.952cm" svg:x="9.889cm" svg:y="6.141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53cm" svg:height="0.952cm" svg:x="10.842cm" svg:y="6.141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952cm" svg:x="6.972cm" svg:y="6.16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6.6cm" svg:y="4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7.553cm" svg:y="4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8.505cm" svg:y="4.8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9.458cm" svg:y="4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3.76cm" svg:y="3.8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4.712cm" svg:y="3.8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5.665cm" svg:y="3.8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3cm" svg:height="0.952cm" svg:x="12.626cm" svg:y="3.835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53cm" svg:height="0.952cm" svg:x="13.76cm" svg:y="3.835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53cm" svg:height="0.952cm" svg:x="14.712cm" svg:y="3.83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6.616cm" svg:y="3.835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953cm" svg:height="0.952cm" svg:x="17.569cm" svg:y="3.835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53cm" svg:height="0.952cm" svg:x="18.521cm" svg:y="3.835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53cm" svg:height="0.952cm" svg:x="19.474cm" svg:y="3.835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43cm" svg:height="1.003cm" svg:x="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2.51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431cm" svg:height="1.003cm" svg:x="3.9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.428cm" svg:height="1.003cm" svg:x="5.371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43cm" svg:height="1.003cm" svg:x="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2.51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431cm" svg:height="1.003cm" svg:x="3.9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1.428cm" svg:height="1.003cm" svg:x="5.371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6.795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431cm" svg:height="1.003cm" svg:x="8.22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1.429cm" svg:height="1.003cm" svg:x="9.653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43cm" svg:height="1.003cm" svg:x="1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.43cm" svg:height="1.003cm" svg:x="1.082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429cm" svg:height="1.003cm" svg:x="2.512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.431cm" svg:height="1.003cm" svg:x="3.94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428cm" svg:height="1.003cm" svg:x="5.371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1.43cm" svg:height="1.003cm" svg:x="1.082cm" svg:y="3.735cm">
          <text:p text:style-name="P8"><text:span text:style-name="T3">10</text:span><text:span text:style-name="T4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1.429cm" svg:height="1.003cm" svg:x="2.512cm" svg:y="3.735cm">
          <text:p text:style-name="P8"><text:span text:style-name="T3">10</text:span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1.431cm" svg:height="1.003cm" svg:x="3.94cm" svg:y="3.735cm">
          <text:p text:style-name="P8"><text:span text:style-name="T3">10</text:span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1.428cm" svg:height="1.003cm" svg:x="5.371cm" svg:y="3.735cm">
          <text:p text:style-name="P10"><text:span text:style-name="T3">10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1.429cm" svg:height="1.003cm" svg:x="6.795cm" svg:y="3.735cm">
          <text:p text:style-name="P10"><text:span text:style-name="T3">10</text:span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1.431cm" svg:height="1.003cm" svg:x="8.224cm" svg:y="3.735cm">
          <text:p text:style-name="P5"><text:span text:style-name="T3">10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1.429cm" svg:height="1.003cm" svg:x="9.653cm" svg:y="3.735cm">
          <text:p text:style-name="P5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43cm" svg:height="1.003cm" svg:x="11.082cm" svg:y="3.73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2" draw:layer="layout" svg:width="12.042cm" svg:height="1.018cm" svg:x="1.07cm" svg:y="1.017cm">
          <draw:text-box>
            <text:p>Decimal digits: <text:span text:style-name="T5">0,1,2,3,4,5,6,7,8,9</text:span></text:p>
          </draw:text-box>
        </draw:frame>
        <draw:frame draw:style-name="gr33" draw:text-style-name="P12" draw:layer="layout" svg:width="6.416cm" svg:height="1.018cm" svg:x="13.634cm" svg:y="1.017cm">
          <draw:text-box>
            <text:p>Binary digits: <text:span text:style-name="T5">0,1</text:span></text:p>
          </draw:text-box>
        </draw:frame>
        <draw:frame draw:style-name="gr34" draw:text-style-name="P13" draw:layer="layout" svg:width="17.463cm" svg:height="14.806cm" svg:x="1.952cm" svg:y="12.112cm">
          <draw:image xlink:href="Pictures/10000000000001E0000001972B435B4F.png" xlink:type="simple" xlink:show="embed" xlink:actuate="onLoad" draw:mime-type="image/png">
            <text:p/>
          </draw:image>
        </draw:frame>
        <draw:frame draw:style-name="gr35" draw:text-style-name="P12" draw:layer="layout" svg:width="18.415cm" svg:height="0.962cm" svg:x="1.635cm" svg:y="11.042cm">
          <draw:text-box>
            <text:p>American Standard Code for Information Interchange</text:p>
          </draw:text-box>
        </draw:frame>
        <draw:frame draw:style-name="gr36" draw:text-style-name="P12" draw:layer="layout" svg:width="4.473cm" svg:height="1.673cm" svg:x="14.307cm" svg:y="1.97cm">
          <draw:text-box>
            <text:p>1 bit = 1 digit</text:p>
            <text:p>1 byte = 8 bits</text:p>
          </draw:text-box>
        </draw:frame>
        <draw:frame draw:style-name="gr37" draw:text-style-name="P15" draw:layer="layout" svg:width="2.953cm" svg:height="4.52cm" svg:x="1.191cm" svg:y="6.28cm">
          <draw:text-box>
            <text:p text:style-name="P14">Love = ?</text:p>
            <text:p text:style-name="P14">L= ?</text:p>
            <text:p text:style-name="P14"><text:span text:style-name="T6"/></text:p>
            <text:p text:style-name="P14">O= ?</text:p>
            <text:p text:style-name="P14"><text:span text:style-name="T6"/></text:p>
            <text:p text:style-name="P14">V= ?</text:p>
            <text:p text:style-name="P14"><text:span text:style-name="T6"/></text:p>
            <text:p text:style-name="P14">E= ?</text:p>
          </draw:text-box>
        </draw:frame>
        <draw:custom-shape draw:style-name="gr38" draw:text-style-name="P2" draw:layer="layout" svg:width="0.953cm" svg:height="0.952cm" svg:x="15.604cm" svg:y="3.85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2.774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3.727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4.679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5.632cm" svg:y="4.7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7.8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7.8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8.8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8.8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9.78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9.7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97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8.923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9.875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10.828cm" svg:y="6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4.144cm" svg:y="6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5.097cm" svg:y="6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6.049cm" svg:y="6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953cm" svg:height="0.952cm" svg:x="7.002cm" svg:y="6.9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54:14.914772679</meta:creation-date>
    <meta:generator>LibreOffice/24.2.5.2$Linux_X86_64 LibreOffice_project/420$Build-2</meta:generator>
    <dc:date>2024-07-18T18:00:49.574785801</dc:date>
    <meta:editing-duration>PT32M54S</meta:editing-duration>
    <meta:editing-cycles>5</meta:editing-cycles>
    <meta:document-statistic meta:object-count="89"/>
  </office:meta>
</office:document-meta>
</file>